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5cm" fo:min-width="8.75cm" loext:decorative="false"/>
    </style:style>
    <style:style style:name="gr2" style:family="graphic" style:parent-style-name="standard">
      <style:graphic-properties draw:fill="solid" draw:fill-color="#158466"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1.751cm" fo:min-width="8.5cm" loext:decorative="false"/>
    </style:style>
    <style:style style:name="gr4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7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5cm" loext:decorative="false"/>
    </style:style>
    <style:style style:name="gr7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75cm" loext:decorative="false"/>
    </style:style>
    <style:style style:name="gr8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799cm" fo:min-width="8.5cm" loext:decorative="false"/>
    </style:style>
    <style:style style:name="gr9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5cm" loext:decorative="false"/>
    </style:style>
    <style:style style:name="gr10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5cm" fo:min-width="8.75cm" loext:decorative="false"/>
    </style:style>
    <style:style style:name="gr1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001cm" fo:min-width="8.75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1.50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1.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6.5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ec9ba4"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a7074b" draw:textarea-horizontal-align="justify" draw:textarea-vertical-align="middle" draw:auto-grow-height="false" fo:min-height="0.654cm" fo:min-width="2.40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ea7500" draw:textarea-horizontal-align="justify" draw:textarea-vertical-align="middle" draw:auto-grow-height="false" fo:min-height="0.654cm" fo:min-width="2.40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draw:fill="solid" draw:fill-color="#3465a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="solid" draw:fill-color="#2a60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bf819e"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5cm" fo:min-width="8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e16173" draw:textarea-horizontal-align="justify" draw:textarea-vertical-align="middle" draw:auto-grow-height="false" fo:min-height="0.878cm" fo:min-width="1.128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4.00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2.00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2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25cm" fo:min-width="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8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47cm" fo:min-width="0.24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5cm" fo:min-width="0.249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50938a" draw:textarea-horizontal-align="justify" draw:textarea-vertical-align="middle" draw:auto-grow-height="false" fo:min-height="1.251cm" fo:min-width="3.7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158466" draw:textarea-horizontal-align="justify" draw:textarea-vertical-align="bottom" draw:auto-grow-height="false" fo:min-height="1.104cm" fo:min-width="2.10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168253" draw:textarea-horizontal-align="justify" draw:textarea-vertical-align="bottom" draw:auto-grow-height="false" fo:min-height="1.194cm" fo:min-width="2.09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1.8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draw:fill="solid" draw:fill-color="#9999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="solid" draw:fill-color="#e6e905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053cm" svg:stroke-color="#168253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0.25cm" fo:min-width="3.75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159cm" draw:marker-start-width="0.437cm" draw:marker-end="Arrowheads_20_1" draw:marker-end-width="0.537cm" draw:fill="none" draw:textarea-vertical-align="middle" fo:padding-top="0.203cm" fo:padding-bottom="0.203cm" fo:padding-left="0.328cm" fo:padding-right="0.328cm" loext:decorative="false"/>
    </style:style>
    <style:style style:name="gr43" style:family="graphic" style:parent-style-name="standard">
      <style:graphic-properties draw:fill="solid" draw:fill-color="#ffbf00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draw:fill="solid" draw:fill-color="#b2b2b2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draw:fill="solid" draw:fill-color="#d62e4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="solid" draw:fill-color="#069a2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168253" draw:textarea-horizontal-align="justify" draw:textarea-vertical-align="middle" draw:auto-grow-height="false" fo:min-height="1.104cm" fo:min-width="2.854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168253" draw:textarea-horizontal-align="justify" draw:textarea-vertical-align="middle" draw:auto-grow-height="false" fo:min-height="1.556cm" fo:min-width="3.056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bf819e"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5cm" fo:min-width="2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bf0041" draw:textarea-horizontal-align="justify" draw:textarea-vertical-align="middle" draw:auto-grow-height="false" fo:min-height="1.251cm" fo:min-width="7.99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49cm" fo:min-width="0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168253" draw:textarea-horizontal-align="justify" draw:textarea-vertical-align="bottom" draw:auto-grow-height="false" fo:min-height="1.223cm" fo:min-width="2.842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3.35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2.854cm" fo:wrap-option="wrap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01cm" loext:decorative="false"/>
      <style:paragraph-properties style:writing-mode="lr-tb"/>
    </style:style>
    <style:style style:name="gr59" style:family="graphic" style:parent-style-name="standard">
      <style:graphic-properties svg:stroke-color="#ffffff" draw:fill="solid" draw:fill-color="#ff6d6d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="solid" draw:fill-color="#e16173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5.75cm" fo:min-width="2cm" style:writing-mode="lr-tb" loext:decorative="false"/>
      <style:paragraph-properties style:writing-mode="lr-tb"/>
    </style:style>
    <style:style style:name="gr62" style:family="graphic" style:parent-style-name="standard">
      <style:graphic-properties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cm" loext:decorative="false"/>
      <style:paragraph-properties style:writing-mode="lr-tb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1.311cm" style:use-optimal-column-width="false"/>
    </style:style>
    <style:style style:name="co3" style:family="table-column">
      <style:table-column-properties style:column-width="1.606cm" style:use-optimal-column-width="false"/>
    </style:style>
    <style:style style:name="ro1" style:family="table-row">
      <style:table-row-properties style:row-height="0.557cm" style:use-optimal-row-height="false"/>
    </style:style>
    <style:style style:name="ce1" style:family="table-cell">
      <style:paragraph-properties fo:text-align="center"/>
      <style:text-properties fo:font-size="9pt" style:font-size-asian="9pt" style:font-size-complex="9pt"/>
    </style:style>
    <style:style style:name="ce2" style:family="table-cell">
      <style:text-properties fo:font-size="9pt" style:font-size-asian="9pt" style:font-size-complex="9pt"/>
    </style:style>
    <style:style style:name="ce3" style:family="table-cell">
      <loext:graphic-properties draw:textarea-horizontal-align="center"/>
      <style:paragraph-properties fo:text-align="center"/>
      <style:text-properties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2.6cm"/>
    </style:style>
    <style:style style:name="P3" style:family="paragraph">
      <loext:graphic-properties draw:fill="solid" draw:fill-color="#158466"/>
      <style:paragraph-properties fo:margin-left="0cm" fo:margin-right="0cm" fo:text-align="center" fo:text-indent="2.6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c9ba4"/>
      <style:paragraph-properties fo:text-align="center" style:writing-mode="lr-tb"/>
    </style:style>
    <style:style style:name="P9" style:family="paragraph">
      <loext:graphic-properties draw:fill="solid" draw:fill-color="#a7074b"/>
      <style:paragraph-properties fo:text-align="center" style:writing-mode="lr-tb"/>
    </style:style>
    <style:style style:name="P10" style:family="paragraph">
      <loext:graphic-properties draw:fill="solid" draw:fill-color="#ea7500"/>
      <style:paragraph-properties fo:text-align="center" style:writing-mode="lr-tb"/>
    </style:style>
    <style:style style:name="P11" style:family="paragraph">
      <style:paragraph-properties fo:text-align="center"/>
      <style:text-properties fo:font-size="4pt" style:font-size-asian="8pt" style:font-size-complex="8pt"/>
    </style:style>
    <style:style style:name="P12" style:family="paragraph">
      <loext:graphic-properties draw:fill="solid" draw:fill-color="#3465a4"/>
      <style:paragraph-properties fo:text-align="center" style:writing-mode="lr-tb"/>
      <style:text-properties fo:font-size="4pt" style:font-size-asian="8pt" style:font-size-complex="8pt"/>
    </style:style>
    <style:style style:name="P13" style:family="paragraph">
      <loext:graphic-properties draw:fill="solid" draw:fill-color="#2a6099"/>
      <style:paragraph-properties fo:text-align="center" style:writing-mode="lr-tb"/>
      <style:text-properties fo:font-size="4pt" style:font-size-asian="8pt" style:font-size-complex="8pt"/>
    </style:style>
    <style:style style:name="P14" style:family="paragraph">
      <loext:graphic-properties draw:fill="solid" draw:fill-color="#bf819e"/>
      <style:paragraph-properties fo:text-align="center" style:writing-mode="lr-tb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4pt" style:font-size-asian="8pt" style:font-size-complex="8pt"/>
    </style:style>
    <style:style style:name="P16" style:family="paragraph">
      <style:paragraph-properties fo:margin-left="0cm" fo:margin-right="4.2cm" fo:text-align="center" fo:text-indent="0cm"/>
    </style:style>
    <style:style style:name="P17" style:family="paragraph">
      <style:paragraph-properties fo:margin-left="0cm" fo:margin-right="4.2cm" fo:text-align="center" fo:text-indent="0cm" style:writing-mode="lr-tb"/>
    </style:style>
    <style:style style:name="P18" style:family="paragraph">
      <loext:graphic-properties draw:fill="solid" draw:fill-color="#e16173"/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6.6cm"/>
    </style:style>
    <style:style style:name="P20" style:family="paragraph">
      <style:paragraph-properties fo:margin-left="0cm" fo:margin-right="0cm" fo:text-align="center" fo:text-indent="6.6cm"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 style:writing-mode="lr-tb"/>
    </style:style>
    <style:style style:name="P23" style:family="paragraph">
      <loext:graphic-properties draw:fill="solid" draw:fill-color="#50938a"/>
      <style:paragraph-properties fo:text-align="center" style:writing-mode="lr-tb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P25" style:family="paragraph">
      <style:paragraph-properties fo:margin-top="0cm" fo:margin-bottom="0cm" fo:text-align="center"/>
      <style:text-properties fo:font-size="13pt" style:font-size-asian="13pt" style:font-size-complex="13pt"/>
    </style:style>
    <style:style style:name="P26" style:family="paragraph">
      <loext:graphic-properties draw:fill="solid" draw:fill-color="#158466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solid" draw:fill-color="#168253"/>
      <style:paragraph-properties fo:text-align="center" style:writing-mode="lr-tb"/>
      <style:text-properties fo:font-size="13pt" style:font-size-asian="13pt" style:font-size-complex="13pt"/>
    </style:style>
    <style:style style:name="P28" style:family="paragraph">
      <style:paragraph-properties fo:margin-left="0cm" fo:margin-right="5.2cm" fo:text-align="center" fo:text-indent="0cm"/>
    </style:style>
    <style:style style:name="P29" style:family="paragraph">
      <style:paragraph-properties fo:margin-left="0cm" fo:margin-right="5.2cm" fo:text-align="center" fo:text-indent="0cm" style:writing-mode="lr-tb"/>
    </style:style>
    <style:style style:name="P30" style:family="paragraph">
      <style:paragraph-properties fo:text-align="center"/>
      <style:text-properties fo:font-size="11pt" style:font-size-asian="11pt" style:font-size-complex="11pt"/>
    </style:style>
    <style:style style:name="P31" style:family="paragraph">
      <loext:graphic-properties draw:fill="solid" draw:fill-color="#168253"/>
      <style:paragraph-properties fo:text-align="center" style:writing-mode="lr-tb"/>
      <style:text-properties fo:font-size="11pt" style:font-size-asian="11pt" style:font-size-complex="11pt"/>
    </style:style>
    <style:style style:name="P32" style:family="paragraph">
      <loext:graphic-properties draw:fill="solid" draw:fill-color="#999999"/>
      <style:paragraph-properties fo:text-align="center" style:writing-mode="lr-tb"/>
      <style:text-properties fo:font-size="4pt" style:font-size-asian="8pt" style:font-size-complex="8pt"/>
    </style:style>
    <style:style style:name="P33" style:family="paragraph">
      <loext:graphic-properties draw:fill="solid" draw:fill-color="#e6e905"/>
      <style:paragraph-properties fo:text-align="center" style:writing-mode="lr-tb"/>
      <style:text-properties fo:font-size="4pt" style:font-size-asian="8pt" style:font-size-complex="8pt"/>
    </style:style>
    <style:style style:name="P34" style:family="paragraph">
      <style:paragraph-properties fo:text-align="center"/>
      <style:text-properties fo:font-size="10pt" style:font-size-asian="10pt" style:font-size-complex="10pt"/>
    </style:style>
    <style:style style:name="P35" style:family="paragraph"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solid" draw:fill-color="#ffbf00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loext:graphic-properties draw:fill="solid" draw:fill-color="#b2b2b2"/>
      <style:paragraph-properties fo:text-align="center" style:writing-mode="lr-tb"/>
      <style:text-properties fo:font-size="4pt" style:font-size-asian="8pt" style:font-size-complex="8pt"/>
    </style:style>
    <style:style style:name="P38" style:family="paragraph">
      <style:paragraph-properties fo:text-align="center"/>
      <style:text-properties fo:font-size="10pt" style:font-size-asian="8pt" style:font-size-complex="8pt"/>
    </style:style>
    <style:style style:name="P39" style:family="paragraph">
      <loext:graphic-properties draw:fill="solid" draw:fill-color="#d62e4e"/>
      <style:paragraph-properties fo:text-align="center" style:writing-mode="lr-tb"/>
      <style:text-properties fo:font-size="10pt" style:font-size-asian="8pt" style:font-size-complex="8pt"/>
    </style:style>
    <style:style style:name="P40" style:family="paragraph">
      <loext:graphic-properties draw:fill="solid" draw:fill-color="#069a2e"/>
      <style:paragraph-properties fo:text-align="center" style:writing-mode="lr-tb"/>
      <style:text-properties fo:font-size="4pt" style:font-size-asian="8pt" style:font-size-complex="8pt"/>
    </style:style>
    <style:style style:name="P41" style:family="paragraph">
      <loext:graphic-properties draw:fill="none"/>
      <style:paragraph-properties fo:text-align="center"/>
      <style:text-properties fo:font-weight="bold"/>
    </style:style>
    <style:style style:name="P42" style:family="paragraph">
      <style:paragraph-properties fo:text-align="center"/>
      <style:text-properties fo:color="#000000" loext:opacity="100%" fo:font-size="10pt" style:font-size-asian="8pt" style:font-size-complex="8pt"/>
    </style:style>
    <style:style style:name="P43" style:family="paragraph">
      <loext:graphic-properties draw:fill="solid" draw:fill-color="#999999"/>
      <style:paragraph-properties fo:text-align="center" style:writing-mode="lr-tb"/>
      <style:text-properties fo:color="#000000" loext:opacity="100%" fo:font-size="10pt" style:font-size-asian="8pt" style:font-size-complex="8pt"/>
    </style:style>
    <style:style style:name="P44" style:family="paragraph">
      <loext:graphic-properties draw:fill="solid" draw:fill-color="#bf819e"/>
      <style:paragraph-properties fo:text-align="center" style:writing-mode="lr-tb"/>
      <style:text-properties fo:font-size="13pt" style:font-size-asian="13pt" style:font-size-complex="13pt"/>
    </style:style>
    <style:style style:name="P45" style:family="paragraph">
      <loext:graphic-properties draw:fill="solid" draw:fill-color="#bf0041"/>
      <style:paragraph-properties fo:text-align="center" style:writing-mode="lr-tb"/>
    </style:style>
    <style:style style:name="P46" style:family="paragraph">
      <loext:graphic-properties draw:fill="solid" draw:fill-color="#ffbf00"/>
      <style:paragraph-properties fo:text-align="center" style:writing-mode="lr-tb"/>
      <style:text-properties fo:font-size="10pt" style:font-size-asian="8pt" style:font-size-complex="8pt"/>
    </style:style>
    <style:style style:name="P47" style:family="paragraph">
      <loext:graphic-properties draw:fill="solid" draw:fill-color="#b2b2b2"/>
      <style:paragraph-properties fo:text-align="center" style:writing-mode="lr-tb"/>
      <style:text-properties fo:font-size="10pt" style:font-size-asian="8pt" style:font-size-complex="8pt"/>
    </style:style>
    <style:style style:name="P48" style:family="paragraph">
      <loext:graphic-properties draw:fill="none" draw:fill-color="#ffffff"/>
    </style:style>
    <style:style style:name="P49" style:family="paragraph">
      <style:paragraph-properties fo:margin-left="0cm" fo:margin-right="1.5cm" fo:text-align="center" fo:text-indent="0cm"/>
    </style:style>
    <style:style style:name="P50" style:family="paragraph">
      <style:paragraph-properties fo:margin-left="0cm" fo:margin-right="1.5cm" fo:text-align="center" fo:text-indent="0cm" style:writing-mode="lr-tb"/>
    </style:style>
    <style:style style:name="P51" style:family="paragraph">
      <loext:graphic-properties draw:fill="solid" draw:fill-color="#ff6d6d"/>
      <style:paragraph-properties fo:text-align="center" style:writing-mode="lr-tb"/>
      <style:text-properties fo:font-size="4pt" style:font-size-asian="8pt" style:font-size-complex="8pt"/>
    </style:style>
    <style:style style:name="P52" style:family="paragraph">
      <loext:graphic-properties draw:fill="solid" draw:fill-color="#e16173"/>
      <style:paragraph-properties fo:text-align="center" style:writing-mode="lr-tb"/>
      <style:text-properties fo:font-size="4pt" style:font-size-asian="8pt" style:font-size-complex="8pt"/>
    </style:style>
    <style:style style:name="P53" style:family="paragraph">
      <style:paragraph-properties fo:text-align="center"/>
      <style:text-properties style:font-size-asian="9pt" style:font-size-complex="9pt"/>
    </style:style>
    <style:style style:name="P54" style:family="paragraph">
      <style:text-properties style:font-size-asian="9pt" style:font-size-complex="9pt"/>
    </style:style>
    <style:style style:name="P55" style:family="paragraph">
      <style:text-properties fo:font-size="9pt" style:font-size-asian="9pt" style:font-size-complex="9pt"/>
    </style:style>
    <style:style style:name="P56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4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4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.20000004768372pt" style:font-size-asian="2.09999990463257pt" style:font-size-complex="2.09999990463257pt"/>
    </style:style>
    <style:style style:name="T7" style:family="text">
      <style:text-properties fo:color="#000000" loext:opacity="100%" fo:font-size="3.20000004768372pt" style:font-size-asian="2.09999990463257pt" style:font-size-complex="2.09999990463257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5.25cm" svg:x="5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5cm" svg:height="2.5cm" svg:x="5.25cm" svg:y="14.25cm">
          <text:p text:style-name="P2">Memory</text:p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001cm" svg:x="18.2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cm" svg:height="2.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75cm" svg:height="2cm" svg:x="5.25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2.5cm" svg:x="18.25cm" svg:y="13.5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25cm" svg:height="3cm" svg:x="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cm" svg:height="4.049cm" svg:x="18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cm" svg:height="3cm" svg:x="18.25cm" svg:y="5.7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3cm" svg:x="18.25cm" svg:y="1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3.75cm" svg:x="5cm" svg:y="2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5cm" svg:height="4.251cm" svg:x="5cm" svg:y="2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2.001cm" svg:height="1.5cm" draw:transform="rotate (1.57166899142089) translate (2.269cm 23.751cm)">
          <text:p text:style-name="P5">16-bit Address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2cm" svg:height="1.5cm" draw:transform="rotate (1.57166899142089) translate (15.519cm 23.75cm)">
          <text:p text:style-name="P5">8-bit Data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7cm" svg:height="1.25cm" svg:x="7cm" svg:y="2.999cm">
          <text:p text:style-name="P5">Program Counter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cm" svg:y1="11.75cm" svg:x2="15.5cm" svg:y2="11.75cm">
          <text:p/>
        </draw:line>
        <draw:custom-shape draw:style-name="gr16" draw:text-style-name="P4" draw:layer="layout" svg:width="8.75cm" svg:height="1.5cm" svg:x="5.25cm" svg:y="2.749cm">
          <text:p text:style-name="P5">Program Counter (PC)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3.249cm" svg:x2="14cm" svg:y2="3.249cm">
          <text:p/>
        </draw:line>
        <draw:line draw:style-name="gr15" draw:text-style-name="P7" draw:layer="layout" svg:x1="15.5cm" svg:y1="3.749cm" svg:x2="14cm" svg:y2="3.749cm">
          <text:p/>
        </draw:line>
        <draw:custom-shape draw:style-name="gr17" draw:text-style-name="P8" draw:layer="layout" svg:width="8.75cm" svg:height="1.5cm" svg:x="5.25cm" svg:y="20.25cm">
          <text:p text:style-name="P5">Stack Pointer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cm" svg:x="5.5cm" svg:y="14.5cm">
          <text:p text:style-name="P5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0" draw:layer="layout" svg:width="3cm" svg:height="1cm" svg:x="5.5cm" svg:y="15.5cm">
          <text:p text:style-name="P5">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4cm" svg:y1="15.25cm" svg:x2="15.5cm" svg:y2="15.25cm">
          <text:p/>
        </draw:line>
        <draw:line draw:style-name="gr15" draw:text-style-name="P7" draw:layer="layout" svg:x1="15.5cm" svg:y1="15.75cm" svg:x2="14cm" svg:y2="15.75cm">
          <text:p/>
        </draw:line>
        <draw:custom-shape draw:style-name="gr16" draw:text-style-name="P4" draw:layer="layout" svg:width="8.75cm" svg:height="1.5cm" svg:x="5.25cm" svg:y="22cm">
          <text:p text:style-name="P5">Address Bus Out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cm" svg:y1="22.75cm" svg:x2="15.5cm" svg:y2="22.75cm">
          <text:p/>
        </draw:line>
        <draw:custom-shape draw:style-name="gr20" draw:text-style-name="P12" draw:layer="layout" svg:width="0.5cm" svg:height="0.25cm" svg:x="13cm" svg:y="22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22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8.75cm" svg:height="2cm" svg:x="5.25cm" svg:y="17cm">
          <text:p text:style-name="P5">Memory Address </text:p>
          <text:p text:style-name="P5">Register (MAR)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5.25cm" svg:y="17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cm" svg:y="17cm">
          <text:p text:style-name="P11"><text:span text:style-name="T1">ML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17cm">
          <text:p text:style-name="P11"><text:span text:style-name="T1">MMI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17.75cm" svg:x2="14cm" svg:y2="17.75cm">
          <text:p/>
        </draw:line>
        <draw:custom-shape draw:style-name="gr20" draw:text-style-name="P12" draw:layer="layout" svg:width="0.5cm" svg:height="0.25cm" svg:x="5.25cm" svg:y="2.749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cm" svg:y="2.749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cm" svg:y="2.749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4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20.25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20.25cm">
          <text:p text:style-name="P11"><text:span text:style-name="T1">S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8.5cm" svg:height="2.5cm" svg:x="18.5cm" svg:y="5.999cm">
          <text:p text:style-name="P16">GP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cm" svg:y="5.999cm">
          <text:p text:style-name="P5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cm" svg:y="7.249cm">
          <text:p text:style-name="P5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7" draw:layer="layout" svg:width="8.5cm" svg:height="2.5cm" svg:x="18.5cm" svg:y="16.5cm">
          <text:p text:style-name="P16">GPR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501cm" svg:height="0.996cm" draw:transform="rotate (1.57166899142089) translate (20.002cm 15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cm" svg:y="16.5cm">
          <text:p text:style-name="P5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cm" svg:y="17.75cm">
          <text:p text:style-name="P5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7cm" svg:y1="6.999cm" svg:x2="18.5cm" svg:y2="6.999cm">
          <text:p/>
        </draw:line>
        <draw:line draw:style-name="gr15" draw:text-style-name="P7" draw:layer="layout" svg:x1="18.5cm" svg:y1="7.499cm" svg:x2="17cm" svg:y2="7.499cm">
          <text:p/>
        </draw:line>
        <draw:line draw:style-name="gr15" draw:text-style-name="P7" draw:layer="layout" svg:x1="17cm" svg:y1="17.751cm" svg:x2="18.5cm" svg:y2="17.751cm">
          <text:p/>
        </draw:line>
        <draw:line draw:style-name="gr15" draw:text-style-name="P7" draw:layer="layout" svg:x1="18.5cm" svg:y1="18.251cm" svg:x2="17cm" svg:y2="18.251cm">
          <text:p/>
        </draw:line>
        <draw:custom-shape draw:style-name="gr20" draw:text-style-name="P12" draw:layer="layout" svg:width="0.5cm" svg:height="0.25cm" svg:x="18.5cm" svg:y="5.999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6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2.501cm" svg:height="0.996cm" draw:transform="rotate (1.57166899142089) translate (22.752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12.5cm" svg:height="0.996cm" draw:transform="rotate (1.57166899142089) translate (24.002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8.5cm" svg:height="3.5cm" svg:x="18.5cm" svg:y="9.5cm">
          <text:p text:style-name="P19">ALU</text:p>
          <text:p text:style-name="P19">Ct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8.5cm" svg:height="2cm" svg:x="18.5cm" svg:y="13.799cm">
          <text:p text:style-name="P21">Arithmetic/Log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3cm 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7.749cm">
          <text:p text:style-name="P11"><text:span text:style-name="T1">B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7.749cm">
          <text:p text:style-name="P11"><text:span text:style-name="T1">B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6.499cm">
          <text:p text:style-name="P11"><text:span text:style-name="T1">A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6.499cm">
          <text:p text:style-name="P11"><text:span text:style-name="T1">A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0.749cm" svg:height="2.5cm" draw:transform="rotate (1.57166899142089) translate (22.75cm 18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18.25cm">
          <text:p text:style-name="P11"><text:span text:style-name="T1">D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18.25cm">
          <text:p text:style-name="P11"><text:span text:style-name="T1">D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51cm 17.5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cm" svg:y="17cm">
          <text:p text:style-name="P11"><text:span text:style-name="T1">C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cm" svg:y="17cm">
          <text:p text:style-name="P11"><text:span text:style-name="T1">C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23" draw:layer="layout" svg:width="4.25cm" svg:height="1.501cm" svg:x="18.5cm" svg:y="19.75cm">
          <text:p text:style-name="P5">Output Regist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5cm" svg:y="16.501cm">
          <text:p text:style-name="P11"><text:span text:style-name="T1">C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16.501cm">
          <text:p text:style-name="P11"><text:span text:style-name="T1">DRO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7cm" svg:y1="20.501cm" svg:x2="18.5cm" svg:y2="20.501cm">
          <text:p/>
        </draw:line>
        <draw:custom-shape draw:style-name="gr20" draw:text-style-name="P12" draw:layer="layout" svg:width="0.5cm" svg:height="0.25cm" svg:x="18.5cm" svg:y="19.75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8.75cm" svg:height="2.5cm" svg:x="5.25cm" svg:y="7.5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2.75cm" svg:height="1.5cm" svg:x="22.5cm" svg:y="11.4cm">
          <text:p text:style-name="P24"><text:span text:style-name="T2">Operand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75cm" svg:y="11.411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25cm" svg:y="11.411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cm" svg:y="11.411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cm" svg:y="11.411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2.75cm" svg:height="1.6cm" svg:x="22.5cm" svg:y="9.65cm">
          <text:p text:style-name="P24"><text:span text:style-name="T2">Operation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85cm" svg:y="9.65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35cm" svg:y="9.65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85cm" svg:y="9.65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5" draw:text-style-name="P29" draw:layer="layout" svg:width="8.75cm" svg:height="2cm" svg:x="5.25cm" svg:y="4.5cm">
          <text:p text:style-name="P28">Registers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2.5cm" svg:height="1.5cm" svg:x="9cm" svg:y="4.75cm">
          <text:p text:style-name="P30"><text:span text:style-name="T3">Data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31" draw:layer="layout" svg:width="2.5cm" svg:height="1.5cm" svg:x="11.5cm" svg:y="4.75cm">
          <text:p text:style-name="P30"><text:span text:style-name="T3">Addr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11.75cm" svg:y="4.75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4.75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75cm" svg:y="4.75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25cm" svg:y="4.75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75cm" svg:y="4.75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25cm" svg:y="4.75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4.75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3.25cm" svg:y="4.75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0.75cm" svg:y="15.25cm">
          <text:p text:style-name="P11"><text:span text:style-name="T4">ADD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7.25cm" svg:y1="11cm" svg:x2="7.25cm" svg:y2="10cm">
          <text:p/>
        </draw:line>
        <draw:line draw:style-name="gr40" draw:text-style-name="P7" draw:layer="layout" svg:x1="11.75cm" svg:y1="11cm" svg:x2="11.75cm" svg:y2="10cm">
          <text:p/>
        </draw:line>
        <draw:custom-shape draw:style-name="gr20" draw:text-style-name="P12" draw:layer="layout" svg:width="0.5cm" svg:height="0.25cm" svg:x="17.75cm" svg:y="32.5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25cm" svg:y="32.5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cm" svg:y="32.75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25cm" svg:y="32.25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cm" svg:y="32.25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cm" svg:y="33.5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25cm" svg:y="32.75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3.75cm">
          <text:p text:style-name="P11"><text:span text:style-name="T1">M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18.25cm" svg:y="33.75cm">
          <text:p text:style-name="P11"><text:span text:style-name="T1">MM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75cm" svg:y="32.75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cm" svg:y="33.75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cm" svg:y="33.75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75cm" svg:y="32.25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75cm" svg:y="33.5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0.5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0.5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4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4cm">
          <text:p text:style-name="P11"><text:span text:style-name="T1">SC1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75cm" svg:y="32.25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3.5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25cm" svg:y="32.25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25cm" svg:y="33.5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0.5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0.5cm">
          <text:p text:style-name="P34"><text:span text:style-name="T5">Alu Oper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2.25cm">
          <text:p text:style-name="P34"><text:span text:style-name="T5">Data Bus 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4.75cm">
          <text:p text:style-name="P34"><text:span text:style-name="T5">PC &amp; Hal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4cm">
          <text:p text:style-name="P34"><text:span text:style-name="T5">Stack Pointer &amp; M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5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25cm" svg:y="33.75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5.25cm" svg:y1="18.001cm" svg:x2="3.75cm" svg:y2="18.001cm">
          <text:p/>
        </draw:line>
        <draw:custom-shape draw:style-name="gr23" draw:text-style-name="P15" draw:layer="layout" svg:width="0.5cm" svg:height="0.25cm" svg:x="10.75cm" svg:y="32.25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2.25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2.25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2.25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3.5cm">
          <text:p text:style-name="P34"><text:span text:style-name="T5">Data Bus In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2.25cm">
          <text:p text:style-name="P34"><text:span text:style-name="T5">Data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2.75cm">
          <text:p text:style-name="P34"><text:span text:style-name="T5">Address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1cm">
          <text:p text:style-name="P34"><text:span text:style-name="T5">Operand Selec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2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7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cm" svg:y="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0.75cm" svg:y="30.5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0.5cm" svg:height="0.25cm" svg:x="24.35cm" svg:y="9.65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0.5cm">
          <text:p text:style-name="P34"><text:span text:style-name="T5">Operation Selec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29.75cm">
          <text:p text:style-name="P34"><text:span text:style-name="T5">Flag Status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cm" svg:y="29.75cm">
          <text:p text:style-name="P38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cm" svg:y="29.75cm">
          <text:p text:style-name="P38"><text:span text:style-name="T6">F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cm" svg:y="29.75cm">
          <text:p text:style-name="P38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4cm">
          <text:p text:style-name="P34"><text:span text:style-name="T5">Stack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2.75cm">
          <text:p text:style-name="P34"><text:span text:style-name="T5">Address Bus 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2.75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2.75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cm" svg:y="32.75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2.75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1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1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1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1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1cm">
          <text:p text:style-name="P34"><text:span text:style-name="T5">Alu Operand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1.5cm" svg:y="15.25cm">
          <text:p text:style-name="P11"><text:span text:style-name="T4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23cm" svg:y="15.25cm">
          <text:p text:style-name="P1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2.25cm" svg:y="15.25cm">
          <text:p text:style-name="P11"><text:span text:style-name="T4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23.75cm" svg:y="15.249cm">
          <text:p text:style-name="P11"><text:span text:style-name="T4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7.25cm" svg:y="30.5cm">
          <text:p text:style-name="P11"><text:span text:style-name="T4">ADD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17.75cm" svg:y="30.5cm">
          <text:p text:style-name="P11"><text:span text:style-name="T4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8.75cm" svg:y="30.5cm">
          <text:p text:style-name="P1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18.25cm" svg:y="30.5cm">
          <text:p text:style-name="P11"><text:span text:style-name="T4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9.25cm" svg:y="30.5cm">
          <text:p text:style-name="P11"><text:span text:style-name="T4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0" draw:layer="layout" svg:width="0.5cm" svg:height="0.25cm" svg:x="18.25cm" svg:y="34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cm" svg:y="34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cm" svg:y="34cm">
          <text:p/>
          <draw:enhanced-geometry svg:viewBox="0 0 21600 21600" draw:type="rectangle" draw:enhanced-path="M 0 0 L 21600 0 21600 21600 0 21600 0 0 Z N"/>
        </draw:custom-shape>
        <draw:line draw:style-name="gr15" draw:text-style-name="P41" draw:layer="layout" svg:x1="15.5cm" svg:y1="18.251cm" svg:x2="14cm" svg:y2="18.251cm">
          <text:p/>
        </draw:line>
        <draw:line draw:style-name="gr42" draw:text-style-name="P7" draw:layer="layout" svg:x1="5.25cm" svg:y1="21.001cm" svg:x2="3.75cm" svg:y2="21.001cm">
          <text:p/>
        </draw:line>
        <draw:line draw:style-name="gr42" draw:text-style-name="P7" draw:layer="layout" svg:x1="5.25cm" svg:y1="3.5cm" svg:x2="3.75cm" svg:y2="3.5cm">
          <text:p/>
        </draw:line>
        <draw:custom-shape draw:style-name="gr41" draw:text-style-name="P35" draw:layer="layout" svg:width="4.25cm" svg:height="0.5cm" svg:x="6.25cm" svg:y="28.25cm">
          <text:p text:style-name="P34"><text:span text:style-name="T5">Instru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cm" svg:y="29cm">
          <text:p text:style-name="P38"><text:span text:style-name="T6">S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cm" svg:y="29cm">
          <text:p text:style-name="P38"><text:span text:style-name="T6">S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cm" svg:y="29cm">
          <text:p text:style-name="P38"><text:span text:style-name="T6">S1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3.5cm" svg:height="1.5cm" svg:x="5.5cm" svg:y="11.251cm">
          <text:p text:style-name="P24"><text:span text:style-name="T2">Sequ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" draw:text-style-name="P39" draw:layer="layout" svg:width="0.5cm" svg:height="0.25cm" svg:x="6.25cm" svg:y="12.5cm">
          <text:p text:style-name="P38"><text:span text:style-name="T6">S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7.25cm" svg:y="12.5cm">
          <text:p text:style-name="P38"><text:span text:style-name="T6">S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6.75cm" svg:y="12.5cm">
          <text:p text:style-name="P38"><text:span text:style-name="T6">S1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75cm" svg:height="2cm" svg:x="5.5cm" svg:y="7.751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7cm" svg:y="11.25cm">
          <text:p text:style-name="P11"><text:span text:style-name="T1">S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1.25cm" svg:y="34.75cm">
          <text:p text:style-name="P11"><text:span text:style-name="T1">P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39" draw:layer="layout" svg:width="0.5cm" svg:height="0.25cm" svg:x="10.75cm" svg:y="28.25cm">
          <text:p text:style-name="P38"><text:span text:style-name="T6">I0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29cm">
          <text:p text:style-name="P34"><text:span text:style-name="T5">Step Counter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cm" svg:y="28.25cm">
          <text:p text:style-name="P38"><text:span text:style-name="T6">I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cm" svg:y="28.25cm">
          <text:p text:style-name="P38"><text:span text:style-name="T6">I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cm" svg:y="28.25cm">
          <text:p text:style-name="P38"><text:span text:style-name="T6">I3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cm" svg:y="28.5cm">
          <text:p text:style-name="P38"><text:span text:style-name="T6">I4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cm" svg:y="28.5cm">
          <text:p text:style-name="P38"><text:span text:style-name="T6">I5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cm" svg:y="28.5cm">
          <text:p text:style-name="P38"><text:span text:style-name="T6">I6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cm" svg:y="28.5cm">
          <text:p text:style-name="P38"><text:span text:style-name="T6">I7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cm" svg:y="34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2.75cm" svg:y1="6.5cm" svg:x2="12.75cm" svg:y2="7.5cm">
          <text:p/>
        </draw:line>
        <draw:line draw:style-name="gr40" draw:text-style-name="P7" draw:layer="layout" svg:x1="10.25cm" svg:y1="6.5cm" svg:x2="10.25cm" svg:y2="7.5cm">
          <text:p/>
        </draw:line>
        <draw:custom-shape draw:style-name="gr45" draw:text-style-name="P39" draw:layer="layout" svg:width="0.5cm" svg:height="0.25cm" svg:x="12.25cm" svg:y="29.75cm">
          <text:p text:style-name="P38"><text:span text:style-name="T6">F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0.5cm" svg:height="0.25cm" svg:x="12.25cm" svg:y="29cm">
          <text:p text:style-name="P42"><text:span text:style-name="T7">S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0.5cm" svg:height="0.25cm" svg:x="7.75cm" svg:y="12.499cm">
          <text:p text:style-name="P42"><text:span text:style-name="T7">S3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4.75cm" svg:height="1.75cm" svg:x="9.25cm" svg:y="11.12cm">
          <text:p text:style-name="P24"><text:span text:style-name="T2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13cm" svg:y="11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cm" svg:y="11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9.5cm" svg:y="12.5cm">
          <text:p text:style-name="P38"><text:span text:style-name="T6">I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cm" svg:y="12.5cm">
          <text:p text:style-name="P38"><text:span text:style-name="T6">I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5cm" svg:y="12.5cm">
          <text:p text:style-name="P38"><text:span text:style-name="T6">I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cm" svg:y="12.5cm">
          <text:p text:style-name="P38"><text:span text:style-name="T6">I3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cm" svg:y="12.5cm">
          <text:p text:style-name="P38"><text:span text:style-name="T6">I4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cm" svg:y="12.5cm">
          <text:p text:style-name="P38"><text:span text:style-name="T6">I5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75cm" svg:y="12.5cm">
          <text:p text:style-name="P38"><text:span text:style-name="T6">I6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3.25cm" svg:y="12.5cm">
          <text:p text:style-name="P38"><text:span text:style-name="T6">I7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2.5cm" svg:height="2cm" svg:x="3.5cm" svg:y="28.25cm">
          <text:p text:style-name="P34"><text:span text:style-name="T5">Microcode</text:span></text:p>
          <text:p text:style-name="P34"><text:span text:style-name="T5">address</text:span></text:p>
          <text:p text:style-name="P34"><text:span text:style-name="T5">(15 bit)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2.5cm" svg:height="5.25cm" svg:x="3.5cm" svg:y="30.5cm">
          <text:p text:style-name="P34"><text:span text:style-name="T5">Control</text:span></text:p>
          <text:p text:style-name="P34"><text:span text:style-name="T5">(32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001cm" svg:x="18.25cm" svg:y="21.7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8.493cm" svg:height="1.501cm" svg:x="18.507cm" svg:y="22cm">
          <text:p text:style-name="P5">Clock and Power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4.75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4cm">
          <text:p text:style-name="P11"><text:span text:style-name="T1">PCR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12.25cm" svg:x2="14cm" svg:y2="12.25cm">
          <text:p/>
        </draw:line>
        <draw:custom-shape draw:style-name="gr38" draw:text-style-name="P32" draw:layer="layout" svg:width="0.5cm" svg:height="0.25cm" svg:x="17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cm" svg:y="30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8.75cm" svg:y="32.5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cm" svg:y1="18.251cm" svg:x2="14cm" svg:y2="18.251cm">
          <text:p/>
        </draw:line>
        <draw:line draw:style-name="gr15" draw:text-style-name="P7" draw:layer="layout" svg:x1="15.5cm" svg:y1="21cm" svg:x2="14cm" svg:y2="21cm">
          <text:p/>
        </draw:line>
        <draw:line draw:style-name="gr15" draw:text-style-name="P7" draw:layer="layout" svg:x1="15.5cm" svg:y1="18.251cm" svg:x2="14cm" svg:y2="18.251cm">
          <text:p/>
        </draw:line>
        <draw:custom-shape draw:style-name="gr20" draw:text-style-name="P12" draw:layer="layout" svg:width="0.5cm" svg:height="0.25cm" svg:x="5.25cm" svg:y="20.25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cm" svg:y="16.501cm">
          <text:p text:style-name="P11"><text:span text:style-name="T1">C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cm" svg:y="16.501cm">
          <text:p text:style-name="P11"><text:span text:style-name="T1">D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cm" svg:y="6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cm" svg:y="6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cm" svg:y="33.5cm">
          <text:p text:style-name="P11"><text:span text:style-name="T1">C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cm" svg:y="33.5cm">
          <text:p text:style-name="P11"><text:span text:style-name="T1">D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cm" svg:y="14.25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2.5cm" svg:y="14.25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cm" svg:y="14.25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0.5cm" svg:height="1.499cm" draw:transform="rotate (1.57166899142089) translate (3.751cm 23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0.5cm" svg:height="1.499cm" draw:transform="rotate (1.57166899142089) translate (3.751cm 15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0.75cm" svg:y="33.5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cm" svg:y="33.5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3.5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3.5cm">
          <text:p text:style-name="P11"><text:span text:style-name="T1">B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cm" svg:y="33.5cm">
          <text:p text:style-name="P34"><text:span text:style-name="T5">Data Bus 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cm" svg:y="3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cm" svg:y="18.75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cm" svg:y="34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cm" svg:y="18.75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cm" svg:y="34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3.5cm" svg:height="1.631cm" svg:x="18.75cm" svg:y="9.619cm">
          <text:p text:style-name="P24"><text:span text:style-name="T2">Flag Register</text:span></text:p>
          <text:p text:style-name="P2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11.75cm" svg:y="34.75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cm" svg:y="32.5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cm" svg:y="35.25cm">
          <text:p text:style-name="P34"><text:span text:style-name="T5">Step Sequencer &amp; Flag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cm" svg:y="35.25cm">
          <text:p text:style-name="P11"><text:span text:style-name="T1">SS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1.25cm" svg:y="35.25cm">
          <text:p text:style-name="P11"><text:span text:style-name="T1">FLS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cm" svg:y="35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2.25cm" svg:y="35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layout" svg:width="4cm" svg:height="1.5cm" svg:x="23cm" svg:y="19.751cm">
          <text:p text:style-name="P24"><text:span text:style-name="T2">Data-In</text:span></text:p>
          <text:p text:style-name="P24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4cm" svg:y="19.751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cm" svg:y="19.751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cm" svg:y="19.751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.5cm" svg:y="19.751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cm" svg:y="9.619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9.619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cm" svg:y="9.619cm">
          <text:p text:style-name="P11"><text:span text:style-name="T1">FRS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9.5cm" svg:y="10.75cm">
          <text:p text:style-name="P38"><text:span text:style-name="T6">ZERO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0.5cm" svg:y="10.75cm">
          <text:p text:style-name="P38"><text:span text:style-name="T6">CARRY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0cm" svg:y="10.75cm">
          <text:p text:style-name="P38"><text:span text:style-name="T6">SIGN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1cm" svg:y="10.75cm">
          <text:p text:style-name="P38"><text:span text:style-name="T6">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6.5cm" svg:y="9.5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cm" svg:y="22.001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cm" svg:y="34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cm" svg:y="32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cm" svg:y="33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7" draw:layer="layout" svg:x1="18.5cm" svg:y1="11.5cm" svg:x2="17cm" svg:y2="11.5cm">
          <text:p/>
        </draw:line>
        <draw:line draw:style-name="gr15" draw:text-style-name="P7" draw:layer="layout" svg:x1="17cm" svg:y1="10cm" svg:x2="18.75cm" svg:y2="10cm">
          <text:p/>
        </draw:line>
        <draw:line draw:style-name="gr15" draw:text-style-name="P7" draw:layer="layout" svg:x1="18.75cm" svg:y1="10.5cm" svg:x2="17cm" svg:y2="10.5cm">
          <text:p/>
        </draw:line>
        <draw:custom-shape draw:style-name="gr56" draw:text-style-name="P27" draw:layer="layout" svg:width="3.5cm" svg:height="1.5cm" svg:x="18.75cm" svg:y="11.4cm">
          <text:p text:style-name="P24"><text:span text:style-name="T2">Memory</text:span></text:p>
          <text:p text:style-name="P24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46" draw:layer="layout" svg:width="0.5cm" svg:height="0.25cm" svg:x="20cm" svg:y="11.4cm">
          <text:p text:style-name="P38"><text:span text:style-name="T6">MC1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19.5cm" svg:y="11.4cm">
          <text:p text:style-name="P38"><text:span text:style-name="T6">MC0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19.5cm" svg:y="11cm">
          <text:p text:style-name="P38"><text:span text:style-name="T6">FC4</text:span></text:p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0.5cm" svg:height="0.25cm" svg:x="20.5cm" svg:y="11cm">
          <text:p text:style-name="P38"><text:span text:style-name="T6">FC6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20cm" svg:y="11cm">
          <text:p text:style-name="P38"><text:span text:style-name="T6">FC5</text:span></text:p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0.5cm" svg:height="0.25cm" svg:x="21cm" svg:y="11cm">
          <text:p text:style-name="P38"><text:span text:style-name="T6">FC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1.5cm" svg:y="11.4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0cm" svg:y1="11.25cm" svg:x2="20cm" svg:y2="11.5cm">
          <text:p/>
        </draw:line>
        <draw:custom-shape draw:style-name="gr48" draw:text-style-name="P27" draw:layer="layout" svg:width="3.75cm" svg:height="2cm" svg:x="10cm" svg:y="7.75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8" draw:text-style-name="P48" draw:layer="layout" svg:width="4.101cm" svg:height="0.962cm" svg:x="5.899cm" svg:y="0.5cm">
          <draw:text-box>
            <text:p>First revision</text:p>
          </draw:text-box>
        </draw:frame>
        <draw:custom-shape draw:style-name="gr20" draw:text-style-name="P12" draw:layer="layout" svg:width="0.5cm" svg:height="0.25cm" svg:x="17.25cm" svg:y="31cm">
          <text:p text:style-name="P11"><text:span text:style-name="T1">A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cm">
          <text:p text:style-name="P11"><text:span text:style-name="T1">A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cm">
          <text:p text:style-name="P11"><text:span text:style-name="T1">A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cm">
          <text:p text:style-name="P11"><text:span text:style-name="T1">C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21cm" svg:y="31cm">
          <text:p text:style-name="P11"><text:span text:style-name="T1">A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31cm">
          <text:p text:style-name="P11"><text:span text:style-name="T1">D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cm" svg:y="31cm">
          <text:p text:style-name="P11"><text:span text:style-name="T1">A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31cm">
          <text:p text:style-name="P11"><text:span text:style-name="T1">B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25cm">
          <text:p text:style-name="P11"><text:span text:style-name="T1">B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25cm">
          <text:p text:style-name="P11"><text:span text:style-name="T1">A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.25cm">
          <text:p text:style-name="P11"><text:span text:style-name="T1">B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.25cm">
          <text:p text:style-name="P11"><text:span text:style-name="T1">C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21cm" svg:y="31.25cm">
          <text:p text:style-name="P11"><text:span text:style-name="T1">B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31.25cm">
          <text:p text:style-name="P11"><text:span text:style-name="T1">D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cm" svg:y="31.25cm">
          <text:p text:style-name="P11"><text:span text:style-name="T1">B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31.25cm">
          <text:p text:style-name="P11"><text:span text:style-name="T1">B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5cm">
          <text:p text:style-name="P11"><text:span text:style-name="T1">C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5cm">
          <text:p text:style-name="P11"><text:span text:style-name="T1">A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.5cm">
          <text:p text:style-name="P11"><text:span text:style-name="T1">C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.5cm">
          <text:p text:style-name="P11"><text:span text:style-name="T1">C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21cm" svg:y="31.5cm">
          <text:p text:style-name="P11"><text:span text:style-name="T1">C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31.5cm">
          <text:p text:style-name="P11"><text:span text:style-name="T1">D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cm" svg:y="31.5cm">
          <text:p text:style-name="P11"><text:span text:style-name="T1">C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31.5cm">
          <text:p text:style-name="P11"><text:span text:style-name="T1">B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cm" svg:y="31.75cm">
          <text:p text:style-name="P11"><text:span text:style-name="T1">D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cm" svg:y="31.75cm">
          <text:p text:style-name="P11"><text:span text:style-name="T1">A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cm" svg:y="31.75cm">
          <text:p text:style-name="P11"><text:span text:style-name="T1">D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cm" svg:y="31.75cm">
          <text:p text:style-name="P11"><text:span text:style-name="T1">C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21cm" svg:y="31.75cm">
          <text:p text:style-name="P11"><text:span text:style-name="T1">D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cm" svg:y="31.75cm">
          <text:p text:style-name="P11"><text:span text:style-name="T1">D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cm" svg:y="31.75cm">
          <text:p text:style-name="P11"><text:span text:style-name="T1">D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cm" svg:y="31.75cm">
          <text:p text:style-name="P11"><text:span text:style-name="T1">B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75cm" svg:y="32.25cm">
          <text:p text:style-name="P11"><text:span text:style-name="T1">C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cm" svg:y="32.25cm">
          <text:p text:style-name="P11"><text:span text:style-name="T1">DRO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20.75cm" svg:y="32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2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cm" svg:y="33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20.25cm" svg:y="33.5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9.75cm" svg:y="33.75cm">
          <text:p/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9.25cm" svg:height="5.25cm" svg:x="5.009cm" svg:y="14.0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5cm" svg:height="2.5cm" svg:x="5.259cm" svg:y="14.259cm">
          <text:p text:style-name="P2">Memory</text:p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001cm" svg:x="18.259cm" svg:y="19.5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cm" svg:height="2.5cm" svg:x="5.009cm" svg:y="10.7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75cm" svg:height="2cm" svg:x="5.259cm" svg:y="11.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2.5cm" svg:x="18.259cm" svg:y="13.5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25cm" svg:height="3cm" svg:x="5.009cm" svg:y="7.2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cm" svg:height="4.049cm" svg:x="18.259cm" svg:y="9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cm" svg:height="3cm" svg:x="18.259cm" svg:y="5.7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3cm" svg:x="18.259cm" svg:y="16.2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3.75cm" svg:x="5.009cm" svg:y="20.0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5cm" svg:height="4.251cm" svg:x="5.009cm" svg:y="2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2.001cm" svg:height="1.5cm" draw:transform="rotate (1.57166899142089) translate (2.278cm 23.76cm)">
          <text:p text:style-name="P5">16-bit Address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2cm" svg:height="1.5cm" draw:transform="rotate (1.57166899142089) translate (15.528cm 23.759cm)">
          <text:p text:style-name="P5">8-bit Data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7cm" svg:height="1.25cm" svg:x="7.009cm" svg:y="3.008cm">
          <text:p text:style-name="P5">Program Counter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.009cm" svg:y1="11.759cm" svg:x2="15.509cm" svg:y2="11.759cm">
          <text:p/>
        </draw:line>
        <draw:custom-shape draw:style-name="gr16" draw:text-style-name="P4" draw:layer="layout" svg:width="8.75cm" svg:height="1.5cm" svg:x="5.259cm" svg:y="2.758cm">
          <text:p text:style-name="P5">Program Counter (PC)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09cm" svg:y1="3.258cm" svg:x2="14.009cm" svg:y2="3.258cm">
          <text:p/>
        </draw:line>
        <draw:line draw:style-name="gr15" draw:text-style-name="P7" draw:layer="layout" svg:x1="15.509cm" svg:y1="3.758cm" svg:x2="14.009cm" svg:y2="3.758cm">
          <text:p/>
        </draw:line>
        <draw:custom-shape draw:style-name="gr17" draw:text-style-name="P8" draw:layer="layout" svg:width="8.75cm" svg:height="1.5cm" svg:x="5.259cm" svg:y="20.259cm">
          <text:p text:style-name="P5">Stack Pointer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cm" svg:x="5.509cm" svg:y="14.509cm">
          <text:p text:style-name="P5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0" draw:layer="layout" svg:width="3cm" svg:height="1cm" svg:x="5.509cm" svg:y="15.509cm">
          <text:p text:style-name="P5">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4.009cm" svg:y1="15.259cm" svg:x2="15.509cm" svg:y2="15.259cm">
          <text:p/>
        </draw:line>
        <draw:line draw:style-name="gr15" draw:text-style-name="P7" draw:layer="layout" svg:x1="15.509cm" svg:y1="15.759cm" svg:x2="14.009cm" svg:y2="15.759cm">
          <text:p/>
        </draw:line>
        <draw:custom-shape draw:style-name="gr16" draw:text-style-name="P4" draw:layer="layout" svg:width="8.75cm" svg:height="1.5cm" svg:x="5.259cm" svg:y="22.009cm">
          <text:p text:style-name="P5">Address Bus Out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.009cm" svg:y1="22.759cm" svg:x2="15.509cm" svg:y2="22.759cm">
          <text:p/>
        </draw:line>
        <draw:custom-shape draw:style-name="gr20" draw:text-style-name="P12" draw:layer="layout" svg:width="0.5cm" svg:height="0.25cm" svg:x="13.009cm" svg:y="22.009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09cm" svg:y="22.009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8.75cm" svg:height="2cm" svg:x="5.259cm" svg:y="17.009cm">
          <text:p text:style-name="P5">Memory Address </text:p>
          <text:p text:style-name="P5">Register (MAR)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5.259cm" svg:y="17.009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009cm" svg:y="17.009cm">
          <text:p text:style-name="P11"><text:span text:style-name="T1">ML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09cm" svg:y="17.009cm">
          <text:p text:style-name="P11"><text:span text:style-name="T1">MMI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09cm" svg:y1="17.759cm" svg:x2="14.009cm" svg:y2="17.759cm">
          <text:p/>
        </draw:line>
        <draw:custom-shape draw:style-name="gr20" draw:text-style-name="P12" draw:layer="layout" svg:width="0.5cm" svg:height="0.25cm" svg:x="5.259cm" svg:y="2.758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009cm" svg:y="2.758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09cm" svg:y="2.758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09cm" svg:y="4.009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009cm" svg:y="20.259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09cm" svg:y="20.259cm">
          <text:p text:style-name="P11"><text:span text:style-name="T1">S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8.5cm" svg:height="2.5cm" svg:x="18.509cm" svg:y="6.008cm">
          <text:p text:style-name="P16">Shift</text:p>
          <text:p text:style-name="P16">Regis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9cm" svg:y="6.008cm">
          <text:p text:style-name="P5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9cm" svg:y="7.258cm">
          <text:p text:style-name="P5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7" draw:layer="layout" svg:width="8.5cm" svg:height="2.5cm" svg:x="18.509cm" svg:y="16.509cm">
          <text:p text:style-name="P16">Count Registers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501cm" svg:height="0.996cm" draw:transform="rotate (1.57166899142089) translate (20.011cm 15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9cm" svg:y="16.509cm">
          <text:p text:style-name="P5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9cm" svg:y="17.759cm">
          <text:p text:style-name="P5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7.009cm" svg:y1="7.008cm" svg:x2="18.509cm" svg:y2="7.008cm">
          <text:p/>
        </draw:line>
        <draw:line draw:style-name="gr15" draw:text-style-name="P7" draw:layer="layout" svg:x1="18.509cm" svg:y1="7.508cm" svg:x2="17.009cm" svg:y2="7.508cm">
          <text:p/>
        </draw:line>
        <draw:line draw:style-name="gr15" draw:text-style-name="P7" draw:layer="layout" svg:x1="17.009cm" svg:y1="17.76cm" svg:x2="18.509cm" svg:y2="17.76cm">
          <text:p/>
        </draw:line>
        <draw:line draw:style-name="gr15" draw:text-style-name="P7" draw:layer="layout" svg:x1="18.509cm" svg:y1="18.26cm" svg:x2="17.009cm" svg:y2="18.26cm">
          <text:p/>
        </draw:line>
        <draw:custom-shape draw:style-name="gr20" draw:text-style-name="P12" draw:layer="layout" svg:width="0.5cm" svg:height="0.25cm" svg:x="18.509cm" svg:y="6.008cm">
          <text:p text:style-name="P11"><text:span text:style-name="T1">L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009cm" svg:y="6.009cm">
          <text:p text:style-name="P11"><text:span text:style-name="T1">RRO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2.501cm" svg:height="0.996cm" draw:transform="rotate (1.57166899142089) translate (22.761cm 18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12.5cm" svg:height="0.996cm" draw:transform="rotate (1.57166899142089) translate (24.011cm 18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8.5cm" svg:height="3.5cm" svg:x="18.509cm" svg:y="9.509cm">
          <text:p text:style-name="P19">ALU</text:p>
          <text:p text:style-name="P19">Ct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8.5cm" svg:height="2cm" svg:x="18.509cm" svg:y="13.808cm">
          <text:p text:style-name="P21">Arithmetic/Log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62cm 8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.009cm" svg:y="7.758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9cm" svg:y="7.758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62cm 7.0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.009cm" svg:y="6.508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9cm" svg:y="6.508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0.749cm" svg:height="2.5cm" draw:transform="rotate (1.57166899142089) translate (22.759cm 18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.009cm" svg:y="18.259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9cm" svg:y="18.259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draw:layer="layout" svg:width="0.749cm" svg:height="2.497cm" draw:transform="rotate (1.57166899142089) translate (22.76cm 17.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23.009cm" svg:y="17.009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4.259cm" svg:y="17.009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23" draw:layer="layout" svg:width="4.25cm" svg:height="1.501cm" svg:x="18.509cm" svg:y="19.759cm">
          <text:p text:style-name="P5">Output Regist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509cm" svg:y="16.51cm">
          <text:p text:style-name="P11"><text:span text:style-name="T1">I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009cm" svg:y="16.51cm">
          <text:p text:style-name="P11"><text:span text:style-name="T1">JR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09cm" svg:y="18.76cm">
          <text:p text:style-name="P11"><text:span text:style-name="T1">I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009cm" svg:y="18.76cm">
          <text:p text:style-name="P11"><text:span text:style-name="T1">I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509cm" svg:y="18.76cm">
          <text:p text:style-name="P11"><text:span text:style-name="T1">J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0.009cm" svg:y="18.76cm">
          <text:p text:style-name="P11"><text:span text:style-name="T1">JC1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7.009cm" svg:y1="20.51cm" svg:x2="18.509cm" svg:y2="20.51cm">
          <text:p/>
        </draw:line>
        <draw:custom-shape draw:style-name="gr20" draw:text-style-name="P12" draw:layer="layout" svg:width="0.5cm" svg:height="0.25cm" svg:x="18.509cm" svg:y="19.759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8.75cm" svg:height="2.5cm" svg:x="5.259cm" svg:y="7.509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2.75cm" svg:height="1.5cm" svg:x="22.509cm" svg:y="11.409cm">
          <text:p text:style-name="P24"><text:span text:style-name="T2">Operand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759cm" svg:y="11.42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259cm" svg:y="11.42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009cm" svg:y="11.42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09cm" svg:y="11.42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2.75cm" svg:height="1.6cm" svg:x="22.509cm" svg:y="9.659cm">
          <text:p text:style-name="P24"><text:span text:style-name="T2">Operation</text:span></text:p>
          <text:p text:style-name="P25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2.859cm" svg:y="9.659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359cm" svg:y="9.659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3.859cm" svg:y="9.659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5" draw:text-style-name="P29" draw:layer="layout" svg:width="8.75cm" svg:height="2cm" svg:x="5.259cm" svg:y="4.509cm">
          <text:p text:style-name="P28">Registers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2.5cm" svg:height="1.5cm" svg:x="9.009cm" svg:y="4.759cm">
          <text:p text:style-name="P30"><text:span text:style-name="T3">Data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31" draw:layer="layout" svg:width="2.5cm" svg:height="1.5cm" svg:x="11.509cm" svg:y="4.759cm">
          <text:p text:style-name="P30"><text:span text:style-name="T3">Addr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11.759cm" svg:y="4.759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4.759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759cm" svg:y="4.759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259cm" svg:y="4.759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9.759cm" svg:y="4.759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259cm" svg:y="4.759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4.759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3.259cm" svg:y="4.759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3cm" svg:x="18.259cm" svg:y="2.5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0" draw:layer="layout" svg:width="8.5cm" svg:height="2.5cm" svg:x="18.509cm" svg:y="2.758cm">
          <text:p text:style-name="P49"><text:span text:style-name="T8">General Purpose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75cm" svg:height="1.25cm" svg:x="25.259cm" svg:y="2.758cm">
          <text:p text:style-name="P5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18" draw:layer="layout" svg:width="1.75cm" svg:height="1.25cm" svg:x="25.259cm" svg:y="4.008cm">
          <text:p text:style-name="P5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5" draw:text-style-name="P7" draw:layer="layout" svg:x1="17.009cm" svg:y1="3.758cm" svg:x2="18.509cm" svg:y2="3.758cm">
          <text:p/>
        </draw:line>
        <draw:line draw:style-name="gr15" draw:text-style-name="P7" draw:layer="layout" svg:x1="18.509cm" svg:y1="4.258cm" svg:x2="17.009cm" svg:y2="4.258cm">
          <text:p/>
        </draw:line>
        <draw:custom-shape draw:style-name="gr20" draw:text-style-name="P12" draw:layer="layout" svg:width="0.5cm" svg:height="0.25cm" svg:x="18.509cm" svg:y="2.758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009cm" svg:y="2.758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09cm" svg:y="2.758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009cm" svg:y="2.758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09cm" svg:y="8.258cm">
          <text:p text:style-name="P11"><text:span text:style-name="T1">L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009cm" svg:y="8.258cm">
          <text:p text:style-name="P11"><text:span text:style-name="T1">L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509cm" svg:y="8.259cm">
          <text:p text:style-name="P11"><text:span text:style-name="T1">R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0.009cm" svg:y="8.259cm">
          <text:p text:style-name="P11"><text:span text:style-name="T1">RC1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0.759cm" svg:y="15.259cm">
          <text:p text:style-name="P11"><text:span text:style-name="T4">ADD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7.259cm" svg:y1="11.009cm" svg:x2="7.259cm" svg:y2="10.009cm">
          <text:p/>
        </draw:line>
        <draw:line draw:style-name="gr40" draw:text-style-name="P7" draw:layer="layout" svg:x1="11.759cm" svg:y1="11.009cm" svg:x2="11.759cm" svg:y2="10.009cm">
          <text:p/>
        </draw:line>
        <draw:custom-shape draw:style-name="gr20" draw:text-style-name="P12" draw:layer="layout" svg:width="0.5cm" svg:height="0.25cm" svg:x="18.259cm" svg:y="32.509cm">
          <text:p text:style-name="P11"><text:span text:style-name="T1">B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9cm" svg:y="32.509cm">
          <text:p text:style-name="P11"><text:span text:style-name="T1">BM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9cm" svg:y="32.759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259cm" svg:y="32.509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9cm" svg:y="32.509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5.509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259cm" svg:y="32.759cm">
          <text:p text:style-name="P11"><text:span text:style-name="T1">M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9cm" svg:y="35.509cm">
          <text:p text:style-name="P11"><text:span text:style-name="T1">M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18.259cm" svg:y="35.509cm">
          <text:p text:style-name="P11"><text:span text:style-name="T1">MM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759cm" svg:y="32.759cm">
          <text:p text:style-name="P11"><text:span text:style-name="T1">PC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759cm" svg:y="35.509cm">
          <text:p text:style-name="P11"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9cm" svg:y="35.509cm">
          <text:p text:style-name="P11"><text:span text:style-name="T1">PM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2.509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0.759cm" svg:y="35.259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2.259cm">
          <text:p text:style-name="P11"><text:span text:style-name="T1">I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759cm" svg:y="32.259cm">
          <text:p text:style-name="P11"><text:span text:style-name="T1">J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9cm" svg:y="35.509cm">
          <text:p text:style-name="P11"><text:span text:style-name="T1">O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259cm" svg:y="32.259cm">
          <text:p text:style-name="P11"><text:span text:style-name="T1">L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9cm" svg:y="32.259cm">
          <text:p text:style-name="P11"><text:span text:style-name="T1">RR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0.509cm">
          <text:p text:style-name="P11"><text:span text:style-name="T1">O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0.509cm">
          <text:p text:style-name="P11"><text:span text:style-name="T1">O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4.259cm">
          <text:p text:style-name="P11"><text:span text:style-name="T1">L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4.259cm">
          <text:p text:style-name="P11"><text:span text:style-name="T1">L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4.259cm">
          <text:p text:style-name="P11"><text:span text:style-name="T1">R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4.259cm">
          <text:p text:style-name="P11"><text:span text:style-name="T1">R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3.509cm">
          <text:p text:style-name="P11"><text:span text:style-name="T1">S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3.509cm">
          <text:p text:style-name="P11"><text:span text:style-name="T1">SC1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259cm" svg:y="32.259cm">
          <text:p text:style-name="P11"><text:span text:style-name="T1">A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9cm" svg:y="35.259cm">
          <text:p text:style-name="P11"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9cm" svg:y="32.259cm">
          <text:p text:style-name="P11"><text:span text:style-name="T1">B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259cm" svg:y="35.259cm">
          <text:p text:style-name="P11"><text:span text:style-name="T1">BRI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9cm" svg:y="30.509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0.509cm">
          <text:p text:style-name="P34"><text:span text:style-name="T5">Alu Oper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1.759cm">
          <text:p text:style-name="P34"><text:span text:style-name="T5">Data Bus 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4.259cm">
          <text:p text:style-name="P34"><text:span text:style-name="T5">Shift Regist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5.509cm">
          <text:p text:style-name="P34"><text:span text:style-name="T5">PC &amp; Hal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3.509cm">
          <text:p text:style-name="P34"><text:span text:style-name="T5">Stack Pointer &amp; M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759cm" svg:y="32.509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259cm" svg:y="35.509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5.259cm" svg:y1="18.01cm" svg:x2="3.759cm" svg:y2="18.01cm">
          <text:p/>
        </draw:line>
        <draw:custom-shape draw:style-name="gr23" draw:text-style-name="P15" draw:layer="layout" svg:width="0.5cm" svg:height="0.25cm" svg:x="10.759cm" svg:y="31.759cm">
          <text:p text:style-name="P11"><text:span text:style-name="T1">D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1.759cm">
          <text:p text:style-name="P11"><text:span text:style-name="T1">D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1.759cm">
          <text:p text:style-name="P11"><text:span text:style-name="T1">D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1.759cm">
          <text:p text:style-name="P11"><text:span text:style-name="T1">DC3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3.009cm">
          <text:p text:style-name="P34"><text:span text:style-name="T5">Data Bus In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2.259cm">
          <text:p text:style-name="P34"><text:span text:style-name="T5">Data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2.759cm">
          <text:p text:style-name="P34"><text:span text:style-name="T5">Address Bus 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1.009cm">
          <text:p text:style-name="P34"><text:span text:style-name="T5">Operand Selec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.009cm" svg:y="31.009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9cm" svg:y="31.759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9.759cm" svg:y="31.009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9cm" svg:y="31.509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8.509cm" svg:y="31.009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7.759cm" svg:y="31.259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51" draw:layer="layout" svg:width="0.5cm" svg:height="0.25cm" svg:x="17.259cm" svg:y="31.009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0.5cm" svg:height="0.25cm" svg:x="17.759cm" svg:y="31.009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1.259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1.509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1.759cm">
          <text:p text:style-name="P11"><text:span text:style-name="T1">LX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5cm" svg:height="0.25cm" svg:x="18.509cm" svg:y="31.259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509cm" svg:y="31.509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8.509cm" svg:y="31.759cm">
          <text:p text:style-name="P11"><text:span text:style-name="T1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9cm" svg:y="31.259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5cm" svg:height="0.25cm" svg:x="19.759cm" svg:y="31.509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9.759cm" svg:y="31.759cm">
          <text:p text:style-name="P11"><text:span text:style-name="T1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.009cm" svg:y="31.259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.009cm" svg:y="31.509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5cm" svg:height="0.25cm" svg:x="21.009cm" svg:y="31.759cm">
          <text:p text:style-name="P11"><text:span text:style-name="T1">JX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009cm" svg:y="31.759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.009cm" svg:y="31.509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52" draw:layer="layout" svg:width="0.5cm" svg:height="0.25cm" svg:x="19.009cm" svg:y="31.259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.009cm" svg:y="31.009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1.759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52" draw:layer="layout" svg:width="0.5cm" svg:height="0.25cm" svg:x="20.259cm" svg:y="31.509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1.259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1.009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0" draw:text-style-name="P52" draw:layer="layout" svg:width="0.5cm" svg:height="0.25cm" svg:x="21.509cm" svg:y="31.759cm">
          <text:p text:style-name="P11"><text:span text:style-name="T1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09cm" svg:y="31.509cm">
          <text:p text:style-name="P11"><text:span text:style-name="T1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09cm" svg:y="31.259cm">
          <text:p text:style-name="P11"><text:span text:style-name="T1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21.509cm" svg:y="31.009cm">
          <text:p text:style-name="P11"><text:span text:style-name="T1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2.2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2.7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7.2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9cm" svg:y="32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9cm" svg:y="32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2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9cm" svg:y="32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9cm" svg:y="33.0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9cm" svg:y="33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0.509cm">
          <text:p text:style-name="P11"><text:span text:style-name="T1">OC0</text:span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0.5cm" svg:height="0.25cm" svg:x="24.359cm" svg:y="9.659cm">
          <text:p text:style-name="P11"><text:span text:style-name="T1">O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0.509cm">
          <text:p text:style-name="P34"><text:span text:style-name="T5">Operation Select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29.759cm">
          <text:p text:style-name="P34"><text:span text:style-name="T5">Flag Status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9cm" svg:y="29.759cm">
          <text:p text:style-name="P38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9cm" svg:y="29.759cm">
          <text:p text:style-name="P38"><text:span text:style-name="T6">F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9cm" svg:y="29.759cm">
          <text:p text:style-name="P38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4.759cm">
          <text:p text:style-name="P34"><text:span text:style-name="T5">Stack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2.259cm">
          <text:p text:style-name="P34"><text:span text:style-name="T5">Address Bus Out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2.259cm">
          <text:p text:style-name="P11"><text:span text:style-name="T1">A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2.259cm">
          <text:p text:style-name="P11"><text:span text:style-name="T1">AC1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9cm" svg:y="32.259cm">
          <text:p text:style-name="P11"><text:span text:style-name="T1">AC2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9cm" svg:y="32.259cm">
          <text:p text:style-name="P11"><text:span text:style-name="T1">AC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4.759cm">
          <text:p text:style-name="P11"><text:span text:style-name="T1">I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4.759cm">
          <text:p text:style-name="P11"><text:span text:style-name="T1">I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4.759cm">
          <text:p text:style-name="P11"><text:span text:style-name="T1">J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4.759cm">
          <text:p text:style-name="P11"><text:span text:style-name="T1">J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4.759cm">
          <text:p text:style-name="P34"><text:span text:style-name="T5">Count 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1.009cm">
          <text:p text:style-name="P11"><text:span text:style-name="T1">X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1.009cm">
          <text:p text:style-name="P11"><text:span text:style-name="T1">X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1.009cm">
          <text:p text:style-name="P11"><text:span text:style-name="T1">Y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1.009cm">
          <text:p text:style-name="P11"><text:span text:style-name="T1">Y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1.009cm">
          <text:p text:style-name="P34"><text:span text:style-name="T5">Alu Operand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1.509cm" svg:y="15.259cm">
          <text:p text:style-name="P11"><text:span text:style-name="T4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23.009cm" svg:y="15.259cm">
          <text:p text:style-name="P1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22.259cm" svg:y="15.259cm">
          <text:p text:style-name="P11"><text:span text:style-name="T4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23.759cm" svg:y="15.258cm">
          <text:p text:style-name="P11"><text:span text:style-name="T4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7.259cm" svg:y="30.509cm">
          <text:p text:style-name="P11"><text:span text:style-name="T4">ADD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17.759cm" svg:y="30.509cm">
          <text:p text:style-name="P11"><text:span text:style-name="T4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8.759cm" svg:y="30.509cm">
          <text:p text:style-name="P11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5cm" svg:height="0.25cm" svg:x="18.259cm" svg:y="30.509cm">
          <text:p text:style-name="P11"><text:span text:style-name="T4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0.5cm" svg:height="0.25cm" svg:x="19.259cm" svg:y="30.509cm">
          <text:p text:style-name="P11"><text:span text:style-name="T4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0" draw:layer="layout" svg:width="0.5cm" svg:height="0.25cm" svg:x="18.259cm" svg:y="34.759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9cm" svg:y="34.759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3.509cm">
          <text:p text:style-name="P34"><text:span text:style-name="T5">Shift Regis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9cm" svg:y="33.509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259cm" svg:y="33.509cm">
          <text:p text:style-name="P11"><text:span text:style-name="T1">SHR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9cm" svg:y="33.509cm">
          <text:p text:style-name="P11"><text:span text:style-name="T1">SHL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9cm" svg:y="33.759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25cm" svg:height="0.25cm" svg:x="19.259cm" svg:y="33.509cm">
          <text:p text:style-name="P1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25cm" svg:height="0.25cm" svg:x="19.259cm" svg:y="33.759cm">
          <text:p text:style-name="P1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4.009cm">
          <text:p text:style-name="P34"><text:span text:style-name="T5">Count Regis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259cm" svg:y="34.009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9cm" svg:y="34.009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259cm" svg:y="34.259cm">
          <text:p text:style-name="P11"><text:span text:style-name="T1">DEC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9cm" svg:y="34.259cm">
          <text:p text:style-name="P11"><text:span text:style-name="T1">INC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25cm" svg:height="0.25cm" svg:x="19.259cm" svg:y="34.009cm">
          <text:p text:style-name="P1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60" draw:text-style-name="P52" draw:layer="layout" svg:width="0.25cm" svg:height="0.25cm" svg:x="19.259cm" svg:y="34.259cm">
          <text:p text:style-name="P1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9cm" svg:y="34.75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9cm" svg:y="34.0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9cm" svg:y="34.25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9cm" svg:y="33.5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259cm" svg:y="33.759cm">
          <text:p/>
          <draw:enhanced-geometry svg:viewBox="0 0 21600 21600" draw:type="rectangle" draw:enhanced-path="M 0 0 L 21600 0 21600 21600 0 21600 0 0 Z N"/>
        </draw:custom-shape>
        <draw:line draw:style-name="gr15" draw:text-style-name="P41" draw:layer="layout" svg:x1="15.509cm" svg:y1="18.26cm" svg:x2="14.009cm" svg:y2="18.26cm">
          <text:p/>
        </draw:line>
        <draw:line draw:style-name="gr42" draw:text-style-name="P7" draw:layer="layout" svg:x1="5.259cm" svg:y1="21.01cm" svg:x2="3.759cm" svg:y2="21.01cm">
          <text:p/>
        </draw:line>
        <draw:line draw:style-name="gr42" draw:text-style-name="P7" draw:layer="layout" svg:x1="5.259cm" svg:y1="3.509cm" svg:x2="3.759cm" svg:y2="3.509cm">
          <text:p/>
        </draw:line>
        <draw:custom-shape draw:style-name="gr41" draw:text-style-name="P35" draw:layer="layout" svg:width="4.25cm" svg:height="0.5cm" svg:x="6.259cm" svg:y="28.259cm">
          <text:p text:style-name="P34"><text:span text:style-name="T5">Instru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9cm" svg:y="29.009cm">
          <text:p text:style-name="P38"><text:span text:style-name="T6">S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9cm" svg:y="29.009cm">
          <text:p text:style-name="P38"><text:span text:style-name="T6">S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9cm" svg:y="29.009cm">
          <text:p text:style-name="P38"><text:span text:style-name="T6">S1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3.5cm" svg:height="1.5cm" svg:x="5.509cm" svg:y="11.26cm">
          <text:p text:style-name="P24"><text:span text:style-name="T2">Sequ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" draw:text-style-name="P39" draw:layer="layout" svg:width="0.5cm" svg:height="0.25cm" svg:x="6.259cm" svg:y="12.509cm">
          <text:p text:style-name="P38"><text:span text:style-name="T6">S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7.259cm" svg:y="12.509cm">
          <text:p text:style-name="P38"><text:span text:style-name="T6">S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6.759cm" svg:y="12.509cm">
          <text:p text:style-name="P38"><text:span text:style-name="T6">S1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75cm" svg:height="2cm" svg:x="5.509cm" svg:y="7.76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7.009cm" svg:y="11.259cm">
          <text:p text:style-name="P11"><text:span text:style-name="T1">S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5.509cm">
          <text:p text:style-name="P11"><text:span text:style-name="T1">P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40" draw:layer="layout" svg:width="0.5cm" svg:height="0.25cm" svg:x="18.259cm" svg:y="33.759cm">
          <text:p text:style-name="P11"><text:span text:style-name="T1">SHR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7.759cm" svg:y="33.759cm">
          <text:p text:style-name="P11"><text:span text:style-name="T1">SHL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9cm" svg:y="28.259cm">
          <text:p text:style-name="P38"><text:span text:style-name="T6">I0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29.009cm">
          <text:p text:style-name="P34"><text:span text:style-name="T5">Step Counter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9cm" svg:y="28.259cm">
          <text:p text:style-name="P38"><text:span text:style-name="T6">I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9cm" svg:y="28.259cm">
          <text:p text:style-name="P38"><text:span text:style-name="T6">I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9cm" svg:y="28.259cm">
          <text:p text:style-name="P38"><text:span text:style-name="T6">I3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759cm" svg:y="28.509cm">
          <text:p text:style-name="P38"><text:span text:style-name="T6">I4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259cm" svg:y="28.509cm">
          <text:p text:style-name="P38"><text:span text:style-name="T6">I5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9cm" svg:y="28.509cm">
          <text:p text:style-name="P38"><text:span text:style-name="T6">I6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9cm" svg:y="28.509cm">
          <text:p text:style-name="P38"><text:span text:style-name="T6">I7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9cm" svg:y="34.009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9cm" svg:y="34.759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5cm" svg:height="0.25cm" svg:x="18.759cm" svg:y="34.259cm">
          <text:p text:style-name="P11"><text:span text:style-name="T1">CLR</text:span>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2.759cm" svg:y1="6.509cm" svg:x2="12.759cm" svg:y2="7.509cm">
          <text:p/>
        </draw:line>
        <draw:line draw:style-name="gr40" draw:text-style-name="P7" draw:layer="layout" svg:x1="10.259cm" svg:y1="6.509cm" svg:x2="10.259cm" svg:y2="7.509cm">
          <text:p/>
        </draw:line>
        <draw:custom-shape draw:style-name="gr45" draw:text-style-name="P39" draw:layer="layout" svg:width="0.5cm" svg:height="0.25cm" svg:x="12.259cm" svg:y="29.759cm">
          <text:p text:style-name="P38"><text:span text:style-name="T6">F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0.5cm" svg:height="0.25cm" svg:x="12.259cm" svg:y="29.009cm">
          <text:p text:style-name="P42"><text:span text:style-name="T7">S3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0.5cm" svg:height="0.25cm" svg:x="7.759cm" svg:y="12.508cm">
          <text:p text:style-name="P42"><text:span text:style-name="T7">S3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4.75cm" svg:height="1.75cm" svg:x="9.259cm" svg:y="11.129cm">
          <text:p text:style-name="P24"><text:span text:style-name="T2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5cm" svg:height="0.25cm" svg:x="13.009cm" svg:y="11.009cm">
          <text:p text:style-name="P1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3.509cm" svg:y="11.009cm">
          <text:p text:style-name="P11"><text:span text:style-name="T1">INI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9.509cm" svg:y="12.509cm">
          <text:p text:style-name="P38"><text:span text:style-name="T6">I0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009cm" svg:y="12.509cm">
          <text:p text:style-name="P38"><text:span text:style-name="T6">I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0.509cm" svg:y="12.509cm">
          <text:p text:style-name="P38"><text:span text:style-name="T6">I2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009cm" svg:y="12.509cm">
          <text:p text:style-name="P38"><text:span text:style-name="T6">I3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1.759cm" svg:y="12.509cm">
          <text:p text:style-name="P38"><text:span text:style-name="T6">I4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259cm" svg:y="12.509cm">
          <text:p text:style-name="P38"><text:span text:style-name="T6">I5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2.759cm" svg:y="12.509cm">
          <text:p text:style-name="P38"><text:span text:style-name="T6">I6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3.259cm" svg:y="12.509cm">
          <text:p text:style-name="P38"><text:span text:style-name="T6">I7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2.5cm" svg:height="2cm" svg:x="3.509cm" svg:y="28.259cm">
          <text:p text:style-name="P34"><text:span text:style-name="T5">Microcode</text:span></text:p>
          <text:p text:style-name="P34"><text:span text:style-name="T5">address</text:span></text:p>
          <text:p text:style-name="P34"><text:span text:style-name="T5">(15 bit)</text:span></text:p>
          <draw:enhanced-geometry svg:viewBox="0 0 21600 21600" draw:type="rectangle" draw:enhanced-path="M 0 0 L 21600 0 21600 21600 0 21600 0 0 Z N"/>
        </draw:custom-shape>
        <draw:custom-shape draw:style-name="gr61" draw:text-style-name="P35" draw:layer="layout" svg:width="2.5cm" svg:height="6cm" svg:x="3.509cm" svg:y="30.509cm">
          <text:p text:style-name="P34"><text:span text:style-name="T5">Control</text:span></text:p>
          <text:p text:style-name="P34"><text:span text:style-name="T5">(34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.001cm" svg:x="18.259cm" svg:y="21.75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8.493cm" svg:height="1.501cm" svg:x="18.516cm" svg:y="22.009cm">
          <text:p text:style-name="P5">Clock and Power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5.509cm">
          <text:p text:style-name="P11"><text:span text:style-name="T1">P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009cm" svg:y="4.009cm">
          <text:p text:style-name="P11"><text:span text:style-name="T1">PCR</text:span></text:p>
          <draw:enhanced-geometry svg:viewBox="0 0 21600 21600" draw:type="rectangle" draw:enhanced-path="M 0 0 L 21600 0 21600 21600 0 21600 0 0 Z N"/>
        </draw:custom-shape>
        <draw:frame draw:style-name="gr62" draw:layer="layout" svg:width="4.826cm" svg:height="3.898cm" svg:x="23.615cm" svg:y="36.75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-with-border">
              <table:table-cell>
                <text:p><text:span text:style-name="T9">Bit</text:span></text:p>
              </table:table-cell>
              <table:table-cell>
                <text:p><text:span text:style-name="T9">Color</text:span></text:p>
              </table:table-cell>
              <table:table-cell table:style-name="ce1">
                <text:p text:style-name="P53"><text:span text:style-name="T9">Count</text:span></text:p>
              </table:table-cell>
            </table:table-row>
            <table:table-row table:style-name="ro1" table:default-cell-style-name="gray-with-border">
              <table:table-cell>
                <text:p><text:span text:style-name="T9">Data</text:span></text:p>
              </table:table-cell>
              <table:table-cell>
                <text:p><text:span text:style-name="T9">Red</text:span></text:p>
              </table:table-cell>
              <table:table-cell table:style-name="ce1">
                <text:p text:style-name="P53"><text:span text:style-name="T9">8</text:span></text:p>
              </table:table-cell>
            </table:table-row>
            <table:table-row table:style-name="ro1" table:default-cell-style-name="white-with-border">
              <table:table-cell>
                <text:p><text:span text:style-name="T9">Address</text:span></text:p>
              </table:table-cell>
              <table:table-cell>
                <text:p><text:span text:style-name="T9">Green</text:span></text:p>
              </table:table-cell>
              <table:table-cell table:style-name="ce1">
                <text:p text:style-name="P53"><text:span text:style-name="T9">10</text:span></text:p>
              </table:table-cell>
            </table:table-row>
            <table:table-row table:style-name="ro1" table:default-cell-style-name="gray-with-border">
              <table:table-cell>
                <text:p><text:span text:style-name="T9">Power</text:span></text:p>
              </table:table-cell>
              <table:table-cell>
                <text:p><text:span text:style-name="T9">Red</text:span></text:p>
              </table:table-cell>
              <table:table-cell table:style-name="ce1">
                <text:p text:style-name="P53"><text:span text:style-name="T9">11</text:span></text:p>
              </table:table-cell>
            </table:table-row>
            <table:table-row table:style-name="ro1" table:default-cell-style-name="white-with-border">
              <table:table-cell>
                <text:p><text:span text:style-name="T9">Clock</text:span></text:p>
              </table:table-cell>
              <table:table-cell>
                <text:p><text:span text:style-name="T9">Blue</text:span></text:p>
              </table:table-cell>
              <table:table-cell table:style-name="ce1">
                <text:p text:style-name="P53"><text:span text:style-name="T9">11</text:span></text:p>
              </table:table-cell>
            </table:table-row>
            <table:table-row table:style-name="ro1" table:default-cell-style-name="gray-with-border">
              <table:table-cell>
                <text:p><text:span text:style-name="T9">Control</text:span></text:p>
              </table:table-cell>
              <table:table-cell>
                <text:p><text:span text:style-name="T9">Yellow</text:span></text:p>
              </table:table-cell>
              <table:table-cell table:style-name="ce1">
                <text:p text:style-name="P53"><text:span text:style-name="T9">11</text:span></text:p>
              </table:table-cell>
            </table:table-row>
            <table:table-row table:style-name="ro1" table:default-cell-style-name="ce2">
              <table:table-cell>
                <text:p text:style-name="P54"><text:span text:style-name="T9">Instruction</text:span></text:p>
              </table:table-cell>
              <table:table-cell>
                <text:p text:style-name="P55"><text:span text:style-name="T9">Orange</text:span></text:p>
              </table:table-cell>
              <table:table-cell table:style-name="ce3">
                <text:p text:style-name="P56"><text:span text:style-name="T9">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7" draw:layer="layout" svg:x1="15.509cm" svg:y1="12.259cm" svg:x2="14.009cm" svg:y2="12.259cm">
          <text:p/>
        </draw:line>
        <draw:custom-shape draw:style-name="gr38" draw:text-style-name="P32" draw:layer="layout" svg:width="0.5cm" svg:height="0.25cm" svg:x="17.2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7.759cm" svg:y="30.7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8.7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8.2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2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9cm" svg:y="3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0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9.759cm" svg:y="30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259cm" svg:y="30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0.5cm" svg:height="0.25cm" svg:x="19.259cm" svg:y="32.509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9cm" svg:y="32.509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5.509cm" svg:y1="18.26cm" svg:x2="14.009cm" svg:y2="18.26cm">
          <text:p/>
        </draw:line>
        <draw:line draw:style-name="gr15" draw:text-style-name="P7" draw:layer="layout" svg:x1="15.509cm" svg:y1="21.009cm" svg:x2="14.009cm" svg:y2="21.009cm">
          <text:p/>
        </draw:line>
        <draw:line draw:style-name="gr15" draw:text-style-name="P7" draw:layer="layout" svg:x1="15.509cm" svg:y1="18.26cm" svg:x2="14.009cm" svg:y2="18.26cm">
          <text:p/>
        </draw:line>
        <draw:custom-shape draw:style-name="gr20" draw:text-style-name="P12" draw:layer="layout" svg:width="0.5cm" svg:height="0.25cm" svg:x="5.259cm" svg:y="20.259cm">
          <text:p text:style-name="P11"><text:span text:style-name="T1">SP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09cm" svg:y="16.51cm">
          <text:p text:style-name="P11"><text:span text:style-name="T1">I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009cm" svg:y="16.51cm">
          <text:p text:style-name="P11"><text:span text:style-name="T1">J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509cm" svg:y="6.009cm">
          <text:p text:style-name="P11"><text:span text:style-name="T1">L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009cm" svg:y="6.009cm">
          <text:p text:style-name="P11"><text:span text:style-name="T1">R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8.759cm" svg:y="35.259cm">
          <text:p text:style-name="P11"><text:span text:style-name="T1">L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259cm" svg:y="35.259cm">
          <text:p text:style-name="P11"><text:span text:style-name="T1">R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9.759cm" svg:y="35.259cm">
          <text:p text:style-name="P11"><text:span text:style-name="T1">I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0.259cm" svg:y="35.259cm">
          <text:p text:style-name="P11"><text:span text:style-name="T1">JR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009cm" svg:y="14.259cm">
          <text:p text:style-name="P11"><text:span text:style-name="T1">RA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2.509cm" svg:y="14.259cm">
          <text:p text:style-name="P11"><text:span text:style-name="T1">RAI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13.509cm" svg:y="14.259cm">
          <text:p text:style-name="P11"><text:span text:style-name="T1">ROO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0.5cm" svg:height="1.499cm" draw:transform="rotate (1.57166899142089) translate (3.76cm 23.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0.5cm" svg:height="1.499cm" draw:transform="rotate (1.57166899142089) translate (3.76cm 15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3.009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3.009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3.009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3.009cm">
          <text:p text:style-name="P11"><text:span text:style-name="T1">BC3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3.25cm" svg:height="0.5cm" svg:x="13.759cm" svg:y="35.259cm">
          <text:p text:style-name="P34"><text:span text:style-name="T5">Data Bus 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259cm" svg:y="35.2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509cm" svg:y="18.759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3.509cm">
          <text:p text:style-name="P1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3.009cm" svg:y="18.759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2.259cm" svg:y="33.509cm">
          <text:p text:style-name="P11"><text:span text:style-name="T1">MAR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3.5cm" svg:height="1.631cm" svg:x="18.759cm" svg:y="9.628cm">
          <text:p text:style-name="P24"><text:span text:style-name="T2">Flag Register</text:span></text:p>
          <text:p text:style-name="P2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52" draw:layer="layout" svg:width="0.5cm" svg:height="0.25cm" svg:x="19.259cm" svg:y="34.759cm">
          <text:p text:style-name="P11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1.759cm" svg:y="35.509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17.759cm" svg:y="32.259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25cm" svg:height="0.5cm" svg:x="6.259cm" svg:y="36.009cm">
          <text:p text:style-name="P34"><text:span text:style-name="T5">Step Sequencer &amp; Flag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0.759cm" svg:y="36.009cm">
          <text:p text:style-name="P11"><text:span text:style-name="T1">SS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0.5cm" svg:height="0.25cm" svg:x="11.259cm" svg:y="36.009cm">
          <text:p text:style-name="P11"><text:span text:style-name="T1">FLS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1.759cm" svg:y="36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12.259cm" svg:y="36.0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layout" svg:width="4cm" svg:height="1.5cm" svg:x="23.009cm" svg:y="19.76cm">
          <text:p text:style-name="P24"><text:span text:style-name="T2">Data-In</text:span></text:p>
          <text:p text:style-name="P24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5" draw:layer="layout" svg:width="0.5cm" svg:height="0.25cm" svg:x="24.009cm" svg:y="19.76cm">
          <text:p text:style-name="P11"><text:span text:style-name="T1">BC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4.509cm" svg:y="19.76cm">
          <text:p text:style-name="P11"><text:span text:style-name="T1">BC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.009cm" svg:y="19.76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25.509cm" svg:y="19.76cm">
          <text:p text:style-name="P11"><text:span text:style-name="T1">BC2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5cm" svg:height="0.25cm" svg:x="21.009cm" svg:y="9.628cm">
          <text:p text:style-name="P11"><text:span text:style-name="T1">FRO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0.25cm" svg:x="21.509cm" svg:y="9.628cm">
          <text:p text:style-name="P11"><text:span text:style-name="T1">FRI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9.009cm" svg:y="9.628cm">
          <text:p text:style-name="P11"><text:span text:style-name="T1">FRS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19.509cm" svg:y="10.759cm">
          <text:p text:style-name="P38"><text:span text:style-name="T6">ZERO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0.509cm" svg:y="10.759cm">
          <text:p text:style-name="P38"><text:span text:style-name="T6">CARRY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0.009cm" svg:y="10.759cm">
          <text:p text:style-name="P38"><text:span text:style-name="T6">SIGN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0.5cm" svg:height="0.25cm" svg:x="21.009cm" svg:y="10.759cm">
          <text:p text:style-name="P38"><text:span text:style-name="T6">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6.509cm" svg:y="9.509cm">
          <text:p text:style-name="P11"><text:span text:style-name="T1">AL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5cm" svg:height="0.25cm" svg:x="18.509cm" svg:y="22.01cm">
          <text:p text:style-name="P11"><text:span text:style-name="T1">HLT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0.5cm" svg:height="0.25cm" svg:x="12.259cm" svg:y="35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2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32" draw:layer="layout" svg:width="0.5cm" svg:height="0.25cm" svg:x="20.759cm" svg:y="35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7" draw:layer="layout" svg:x1="18.509cm" svg:y1="11.509cm" svg:x2="17.009cm" svg:y2="11.509cm">
          <text:p/>
        </draw:line>
        <draw:line draw:style-name="gr15" draw:text-style-name="P7" draw:layer="layout" svg:x1="17.009cm" svg:y1="10.009cm" svg:x2="18.759cm" svg:y2="10.009cm">
          <text:p/>
        </draw:line>
        <draw:line draw:style-name="gr15" draw:text-style-name="P7" draw:layer="layout" svg:x1="18.759cm" svg:y1="10.509cm" svg:x2="17.009cm" svg:y2="10.509cm">
          <text:p/>
        </draw:line>
        <draw:custom-shape draw:style-name="gr56" draw:text-style-name="P27" draw:layer="layout" svg:width="3.5cm" svg:height="1.5cm" svg:x="18.759cm" svg:y="11.409cm">
          <text:p text:style-name="P24"><text:span text:style-name="T2">Memory</text:span></text:p>
          <text:p text:style-name="P24"><text:span text:style-name="T2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46" draw:layer="layout" svg:width="0.5cm" svg:height="0.25cm" svg:x="20.009cm" svg:y="11.409cm">
          <text:p text:style-name="P38"><text:span text:style-name="T6">MC1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19.509cm" svg:y="11.409cm">
          <text:p text:style-name="P38"><text:span text:style-name="T6">MC0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19.509cm" svg:y="11.009cm">
          <text:p text:style-name="P38"><text:span text:style-name="T6">FC4</text:span></text:p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0.5cm" svg:height="0.25cm" svg:x="20.509cm" svg:y="11.009cm">
          <text:p text:style-name="P38"><text:span text:style-name="T6">FC6</text:span></text:p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0.5cm" svg:height="0.25cm" svg:x="20.009cm" svg:y="11.009cm">
          <text:p text:style-name="P38"><text:span text:style-name="T6">FC5</text:span></text:p>
          <draw:enhanced-geometry svg:viewBox="0 0 21600 21600" draw:type="rectangle" draw:enhanced-path="M 0 0 L 21600 0 21600 21600 0 21600 0 0 Z N"/>
        </draw:custom-shape>
        <draw:custom-shape draw:style-name="gr44" draw:text-style-name="P47" draw:layer="layout" svg:width="0.5cm" svg:height="0.25cm" svg:x="21.009cm" svg:y="11.009cm">
          <text:p text:style-name="P38"><text:span text:style-name="T6">FC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5cm" svg:height="0.25cm" svg:x="21.509cm" svg:y="11.409cm">
          <text:p text:style-name="P11"><text:span text:style-name="T1">MIO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0.009cm" svg:y1="11.259cm" svg:x2="20.009cm" svg:y2="11.509cm">
          <text:p/>
        </draw:line>
        <draw:custom-shape draw:style-name="gr48" draw:text-style-name="P27" draw:layer="layout" svg:width="3.75cm" svg:height="2cm" svg:x="10.009cm" svg:y="7.759cm">
          <text:p text:style-name="P24"><text:span text:style-name="T2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3" draw:text-style-name="P48" draw:layer="layout" svg:width="5.02cm" svg:height="0.962cm" svg:x="5.9cm" svg:y="0.5cm">
          <draw:text-box>
            <text:p>Second revis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7:31:27.395599873</meta:creation-date>
    <dc:date>2026-01-06T14:36:05.614282969</dc:date>
    <meta:editing-duration>P1DT8H58M26S</meta:editing-duration>
    <meta:editing-cycles>192</meta:editing-cycles>
    <meta:generator>LibreOffice/25.2.3.2$Linux_X86_64 LibreOffice_project/520$Build-2</meta:generator>
    <meta:document-statistic meta:object-count="735"/>
  </office:meta>
</office:document-meta>
</file>